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TT10" svg:font-family="CMTT10"/>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Titre_20_exercice">
      <style:text-properties fo:font-weight="normal" style:font-weight-asian="normal" style:font-weight-complex="normal"/>
    </style:style>
    <style:style style:name="P5" style:family="paragraph" style:parent-style-name="ENS_5f_default" style:list-style-name="L1"/>
    <style:style style:name="P6" style:family="paragraph" style:parent-style-name="ENS_5f_default">
      <style:text-properties fo:font-weight="normal" style:font-weight-asian="normal" style:font-weight-complex="normal"/>
    </style:style>
    <style:style style:name="P7" style:family="paragraph" style:parent-style-name="ENS_5f_default" style:list-style-name="L1">
      <style:text-properties fo:font-weight="normal" style:font-weight-asian="normal" style:font-weight-complex="normal"/>
    </style:style>
    <style:style style:name="P8" style:family="paragraph" style:parent-style-name="ENS_5f_default">
      <style:text-properties fo:font-style="italic" style:font-style-asian="italic" style:font-style-complex="italic"/>
    </style:style>
    <style:style style:name="P9" style:family="paragraph" style:parent-style-name="ENS_5f_default" style:list-style-name="L6">
      <style:text-properties fo:font-style="italic" style:font-style-asian="italic" style:font-style-complex="italic"/>
    </style:style>
    <style:style style:name="P10" style:family="paragraph" style:parent-style-name="ENS_5f_default" style:list-style-name="L2"/>
    <style:style style:name="P11" style:family="paragraph" style:parent-style-name="ENS_5f_default" style:list-style-name="L3"/>
    <style:style style:name="P12" style:family="paragraph" style:parent-style-name="ENS_5f_default" style:list-style-name="L4"/>
    <style:style style:name="P13" style:family="paragraph" style:parent-style-name="ENS_5f_default" style:list-style-name="L5"/>
    <style:style style:name="P14" style:family="paragraph" style:parent-style-name="ENS_5f_default" style:list-style-name="L6"/>
    <style:style style:name="P15" style:family="paragraph" style:parent-style-name="ENS_5f_default" style:list-style-name="L7"/>
    <style:style style:name="P16" style:family="paragraph" style:parent-style-name="ENS_5f_default">
      <style:text-properties fo:font-style="normal" style:font-style-asian="normal" style:font-style-complex="normal"/>
    </style:style>
    <style:style style:name="P17" style:family="paragraph" style:parent-style-name="ENS_5f_default" style:list-style-name="L6">
      <style:text-properties fo:font-style="normal" style:font-style-asian="normal" style:font-style-complex="normal"/>
    </style:style>
    <style:style style:name="P18" style:family="paragraph" style:parent-style-name="ENS_5f_default" style:list-style-name="L10"/>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p text:style-name="P4">Les TP s'effectuent en environnement Windows.</text:p>
      <text:list xml:id="list5560736583544252655" text:style-name="L1">
        <text:list-item>
          <text:p text:style-name="P7">Créez un dossier de travail (« ws-javaee » par exemple) sur votre espace disque réseau (lecteur « z »). Dans la suite du document l'expression « workspace » désignera ce dossier de travail.</text:p>
        </text:list-item>
      </text:list>
      <text:p text:style-name="P6">Dans la suite du document, l'IDE désigne IntelliJ.</text:p>
      <text:list xml:id="list977389242" text:continue-numbering="true" text:style-name="L1">
        <text:list-item>
          <text:p text:style-name="P5"><text:span text:style-name="T5">Lancez l'IDE. Si c'est la première fois que vous utilisez l'IDE, vous devez spécifier les informations de <text:s/>licence suivantes :<text:line-break/></text:span>User Name: Université Toulouse III Paul Sabatier<text:line-break/>License Key: 414526-AXX27-M9SXY-UR1OX-PRUGW-TOX23</text:p>
        </text:list-item>
      </text:list>
      <text:p text:style-name="ENS_5f_Titre_20_exercice"/>
      <text:p text:style-name="ENS_5f_Titre_20_exercice">1 – Création du projet Grails <text:span text:style-name="T4">FriendsOfMine</text:span></text:p>
      <text:p text:style-name="P8"/>
      <text:list xml:id="list6599925855724719399" text:style-name="L2">
        <text:list-item>
          <text:p text:style-name="P10">Depuis votre IDE, créez un nouveau projet de type « Groovy &gt; Grails » dans votre workspace intitulé « FriendsOfMine ».<text:line-break/>Si aucun SDK n'est spécifié, créez un nouveau SDK référençant le JDK 1.7.0_21 situé dans le dossier C : &gt; Program Files &gt; Java.</text:p>
          <text:p text:style-name="P10">Si aucune librairie Grails n'est spécifiée, créez une nouvelle librairie Grails correspondant au Grails SDK 2.4.2 situé dans le dossier C : &gt; Grails.<text:line-break/>Sélectionnez « Run 'create-app' » afin de créer l'arborescence de projet correspondant à une application Grails.<text:line-break/>Observez l'arborescence générée avant de basculer sur la vue « Grails View ».</text:p>
        </text:list-item>
        <text:list-item>
          <text:p text:style-name="P10">Votre IDE a créé de manière automatique la configuration de lancement permettant de lancer l'application FriendsOfMine. <text:line-break/>Observez la configuration créée par l'IDE en ouvrant la fenêtre d'édition de configuration de lancement (Menu « Run » &gt; « Edit Configurations... »). <text:line-break/>Lancez l'application FriendsOfMine en utilisant la configuration créée par l'IDE et accédez à l'URL suivante à l'aide de votre navigateur :<text:line-break/><text:a xlink:type="simple" xlink:href="http://localhost:8080/FriendsOfMine">http://localhost:8080/FriendsOfMine</text:a></text:p>
        </text:list-item>
      </text:list>
      <text:p text:style-name="ENS_5f_default"/>
      <text:p text:style-name="ENS_5f_Titre_20_exercice">2 – Création de classes du domaine</text:p>
      <text:p text:style-name="ENS_5f_default"/>
      <text:p text:style-name="ENS_5f_default">L'objet de notre application est la gestion d'une communauté d'utilisateurs fédérée par des activités. L'objet de cet exercice est la création des classes du domaine Utilisateur et Activite. La description des relations entre ces entités ne fait pas l'objet de cet exercice, elle sera étudiée dans la feuille de TP n°3.</text:p>
      <text:list xml:id="list3156386587878305136" text:style-name="L3">
        <text:list-item>
          <text:p text:style-name="P11">Depuis votre IDE, créez la classe du domaine « friendsofmine.Activite » (cliquez droit sur le projet puis <text:span text:style-name="T4">New &gt; Grails DomainClass</text:span>). Il est important de spécifier le nom qualifié de la classe afin que Grails génère le package dans lequel la classe <text:soft-page-break/>sera créée.</text:p>
        </text:list-item>
        <text:list-item>
          <text:p text:style-name="P11">Explorez le contenu de la console afin d'identifier :</text:p>
        </text:list-item>
      </text:list>
      <text:list xml:id="list9079852357294278380" text:style-name="L4">
        <text:list-item>
          <text:p text:style-name="P12">quel est le script Grails qui a été invoqué par l'IDE pour générer cette classe.</text:p>
        </text:list-item>
        <text:list-item>
          <text:p text:style-name="P12">quels sont les fichiers qui ont été créés par le script.</text:p>
        </text:list-item>
      </text:list>
      <text:list xml:id="list1627853676" text:continue-list="list3156386587878305136" text:style-name="L3">
        <text:list-item>
          <text:p text:style-name="P11">Observez les contenus des fichiers Activite.groovy et ActiviteSpec.groovy. Le fichier ActiviteSpec.groovy contient une classe de test Spock. Spock est une alternative à Junit qui sera étudiée en détail en Master 2 DL.</text:p>
        </text:list-item>
        <text:list-item>
          <text:p text:style-name="P11">Modifiez le contenu du fichier ActiviteSpec.groovy pour qu'il soit identique au contenu disponible ici : <text:a xlink:type="simple" xlink:href="https://gist.github.com/FranckSilvestre/4fedda39cd49548037b1">https://gist.github.com/FranckSilvestre/4fedda39cd49548037b1</text:a></text:p>
        </text:list-item>
        <text:list-item>
          <text:p text:style-name="P11">Créez une nouvelle configuration de lancement permettant de lancer les tests unitaires ; le script Grails permettant de lancer les tests unitaires est <text:line-break/>« test-app unit: ». <text:line-break/>Lancez les tests unitaires et vérifiez que la plupart des tests échouent.</text:p>
        </text:list-item>
        <text:list-item>
          <text:p text:style-name="P11">Modifiez la classe Activite de telle sorte que les tests passent. Vous pouvez vous aider de l'aide en ligne fournie par Grails : <text:line-break/><text:a xlink:type="simple" xlink:href="http://grails.github.io/grails-doc/2.4.2/guide/validation.html">http://grails.github.io/grails-doc/2.4.2/guide/validation.html</text:a></text:p>
        </text:list-item>
        <text:list-item>
          <text:p text:style-name="P11">Créez la classe du domaine « friendsofmine.Utilisateur » en suivant la même démarche que pour la classe Activite. Le contenu de la classe UtilisateurSpec se trouve ici :<text:line-break/><text:a xlink:type="simple" xlink:href="https://gist.github.com/FranckSilvestre/ca89f0de443cb2047fe1">https://gist.github.com/FranckSilvestre/ca89f0de443cb2047fe1</text:a></text:p>
        </text:list-item>
      </text:list>
      <text:p text:style-name="ENS_5f_default"/>
      <text:p text:style-name="ENS_5f_Titre_20_exercice">3.- Création d'un contrôleur</text:p>
      <text:p text:style-name="ENS_5f_default"/>
      <text:list xml:id="list4681289513336945590" text:style-name="L6">
        <text:list-item>
          <text:p text:style-name="P14">Depuis votre IDE, créez la classe de contôle (contrôleur) « friendsofmine.UtilisateurController» (cliquez droit sur le projet puis <text:span text:style-name="T4">New &gt; Grails Controller</text:span>). Il est important de spécifier le nom qualifié de la classe afin que Grails génère le package dans lequel la classe sera créée.</text:p>
        </text:list-item>
        <text:list-item>
          <text:p text:style-name="P14">Explorez le contenu de la console afin d'identifier :</text:p>
          <text:p text:style-name="P14">- quel est le script Grails qui a été invoqué par l'IDE pour générer cette classe.</text:p>
          <text:p text:style-name="P14">- quels sont les fichiers qui ont été créés par le script.</text:p>
        </text:list-item>
        <text:list-item>
          <text:p text:style-name="P9">Scaffolding dynamique<text:line-break/><text:span text:style-name="T6">Dans la classe UtilisateurController remplacez la ligne où figure la méthode « index() » par :<text:line-break/>def scaffold = Utilisateur<text:line-break/>Raffraîchissez l'affichage de la page d'accueil de votre application (relancez l'application si nécessaire) et cliquez sur le lien correspondant au nouveau contrôleur. <text:line-break/>Jouez avec l'application.</text:span></text:p>
        </text:list-item>
        <text:list-item>
          <text:p text:style-name="P17"><text:span text:style-name="T4">Scaffolding statique</text:span><text:line-break/>Supprimez les classes UtilisateurController et UtilisateurControllerSpec.<text:line-break/>Ouvrez la classe Utilisateur. En haut de la fenêtre d'édition de la classe, l'IDE propose un menu horizontal proposant des raccourcis vers les classes liées à la classe du domaine. <text:line-break/>Cliquez sur le bouton « UtilisateurControlleur  &gt; Generate Controller» et observez <text:soft-page-break/>les fichiers générés.<text:line-break/>Cliquez sur le bouton « Utilisateur Views  &gt; Generate Views» et observez les fichiers générés.</text:p>
        </text:list-item>
        <text:list-item>
          <text:p text:style-name="P17">Lancez les tests unitaires de l'application et vérifiez que certains tests du contrôleur ne passent pas. <text:line-break/>Complétez la méthode « populateValidParams » de telle sorte que tous les tests du contrôleur passent.</text:p>
        </text:list-item>
        <text:list-item>
          <text:p text:style-name="P17">Relancez l'application et jouez avec la nouvelle version de l'application. Y-a-t-il une différence avec la version « scaffold dynamique » ?</text:p>
        </text:list-item>
      </text:list>
      <text:p text:style-name="P16"/>
      <text:p text:style-name="ENS_5f_Titre_20_exercice">4. Persistance des données</text:p>
      <text:p text:style-name="ENS_5f_default"/>
      <text:list xml:id="list5386193952400336364" text:style-name="L10">
        <text:list-item>
          <text:p text:style-name="P18">Vous avez sans doute constaté que les données saisies dans l'application étaient détruites à chaque relance de l'application. Pourtant Grails utilise bien une base de données relationnelles native Java pour stocker les données. En observant le fichier de configuration DataSource.groovy pouvez expliquer le comportement observé ?</text:p>
        </text:list-item>
        <text:list-item>
          <text:p text:style-name="P18">Afin de disposer d'un jeu de données disponible à chaque lancement de l'application il est possible d'initialiser l'application en insérant du code dans la closure « init » fournie dans le fichier BootStrap.groovy de votre projet (répertoire <text:span text:style-name="T4">conf</text:span>). <text:line-break/>Ajoutez dans la closure « init » la création et l'insertion en base d'une dizaine d'utilisateurs.<text:line-break/>Constatez que ces utilisateurs apparaissent dans les liste des utilisateurs à chaque démarrage de l'application.</text:p>
        </text:list-item>
      </text:list>
      <text:p text:style-name="ENS_5f_default"/>
      <text:list xml:id="list3267045233601096953" text:style-name="L7">
        <text:list-header>
          <text:p text:style-name="P15"/>
        </text:list-header>
      </text:list>
      <text:p text:style-name="ENS_5f_default"/>
      <text:p text:style-name="ENS_5f_default"/>
      <text:list xml:id="list6958352837908220705" text:style-name="L5">
        <text:list-item>
          <text:list>
            <text:list-header>
              <text:p text:style-name="P13"><text: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TT10" svg:font-family="CMTT10"/>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4H47M53S</meta:editing-duration>
    <meta:editing-cycles>45</meta:editing-cycles>
    <meta:generator>OpenOffice/4.0.1$Unix OpenOffice.org_project/401m5$Build-9714</meta:generator>
    <meta:initial-creator>Franck Silvestre</meta:initial-creator>
    <dc:date>2015-03-05T11:11:14</dc:date>
    <dc:creator>Franck Silvestre</dc:creator>
    <meta:document-statistic meta:table-count="1" meta:image-count="2" meta:object-count="0" meta:page-count="3" meta:paragraph-count="38" meta:word-count="990" meta:character-count="6462"/>
  </office:meta>
</office:document-meta>
</file>